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1b17f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ans1" fo:font-size="11pt" officeooo:paragraph-rsid="0011b17f" style:font-size-asian="11pt" style:font-name-complex="Liberation Sans1" style:font-size-complex="11pt"/>
    </style:style>
    <style:style style:name="P3" style:family="paragraph" style:parent-style-name="Standard">
      <style:text-properties fo:color="#000000" style:font-name="Liberation Sans1" fo:font-size="11pt" officeooo:rsid="00121483" officeooo:paragraph-rsid="00121483" style:font-size-asian="11pt" style:font-name-complex="Liberation Sans1" style:font-size-complex="11pt"/>
    </style:style>
    <style:style style:name="P4" style:family="paragraph" style:parent-style-name="Standard">
      <style:text-properties fo:color="#000000" style:font-name="Liberation Sans1" fo:font-size="11pt" officeooo:rsid="00135442" officeooo:paragraph-rsid="00135442" style:font-size-asian="11pt" style:font-name-complex="Liberation Sans1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1" fo:font-size="11pt" officeooo:rsid="00135442" officeooo:paragraph-rsid="0013f95b" style:font-size-asian="11pt" style:font-name-complex="Liberation Sans1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1" fo:font-size="11pt" officeooo:rsid="0013f95b" officeooo:paragraph-rsid="0014c589" style:font-size-asian="11pt" style:font-name-complex="Liberation Sans1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1" fo:font-size="11pt" officeooo:rsid="00160fb3" officeooo:paragraph-rsid="0017c8e2" style:font-size-asian="11pt" style:font-name-complex="Liberation Sans1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17c8e2" style:font-size-asian="11pt" style:font-name-complex="Liberation Sans1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18f175" style:font-size-asian="11pt" style:font-name-complex="Liberation Sans1" style:font-size-complex="11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1" fo:font-size="11pt" officeooo:rsid="0018f175" officeooo:paragraph-rsid="001c7c94" style:font-size-asian="11pt" style:font-name-complex="Liberation Sans1" style:font-size-complex="11pt"/>
    </style:style>
    <style:style style:name="P11" style:family="paragraph" style:parent-style-name="Standard">
      <style:text-properties fo:color="#000000" style:font-name="Liberation Sans1" fo:font-size="11pt" fo:font-weight="bold" officeooo:paragraph-rsid="0011b17f" style:font-size-asian="11pt" style:font-weight-asian="bold" style:font-name-complex="Liberation Sans1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Segoe UI" fo:font-size="11pt" officeooo:rsid="0013f95b" officeooo:paragraph-rsid="0013f95b" style:font-size-asian="11pt" style:font-name-complex="Liberation Sans1" style:font-size-complex="11pt"/>
    </style:style>
    <style:style style:name="P13" style:family="paragraph" style:parent-style-name="Standard">
      <style:paragraph-properties fo:text-align="start" style:justify-single-word="false"/>
      <style:text-properties fo:color="#000000" style:font-name="Segoe UI" fo:font-size="11pt" officeooo:rsid="0014c589" officeooo:paragraph-rsid="0014c589" style:font-size-asian="11pt" style:font-name-complex="Liberation Sans1" style:font-size-complex="11pt"/>
    </style:style>
    <style:style style:name="P14" style:family="paragraph" style:parent-style-name="Standard">
      <style:paragraph-properties fo:text-align="start" style:justify-single-word="false"/>
      <style:text-properties fo:color="#000000" style:font-name="Segoe UI" fo:font-size="11pt" officeooo:rsid="0017c8e2" officeooo:paragraph-rsid="0017c8e2" style:font-size-asian="11pt" style:font-name-complex="Liberation Sans1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Segoe UI" fo:font-size="11pt" officeooo:rsid="0018f175" officeooo:paragraph-rsid="0018f175" style:font-size-asian="11pt" style:font-name-complex="Liberation Sans1" style:font-size-complex="11pt"/>
    </style:style>
    <style:style style:name="P16" style:family="paragraph" style:parent-style-name="Standard">
      <style:text-properties style:font-name="Liberation Sans1" fo:font-size="11pt" fo:font-weight="normal" officeooo:paragraph-rsid="0011b17f" style:font-size-asian="11pt" style:font-weight-asian="normal" style:font-name-complex="Liberation Sans1" style:font-weight-complex="normal"/>
    </style:style>
    <style:style style:name="P17" style:family="paragraph" style:parent-style-name="Standard">
      <style:text-properties style:font-name="Liberation Sans1" fo:font-size="11pt" fo:font-weight="normal" officeooo:paragraph-rsid="001be3ce" style:font-size-asian="11pt" style:font-weight-asian="normal" style:font-name-complex="Liberation Sans1" style:font-weight-complex="normal"/>
    </style:style>
    <style:style style:name="P18" style:family="paragraph" style:parent-style-name="Standard">
      <style:text-properties style:font-name="Liberation Sans1" fo:font-size="11pt" fo:font-weight="bold" officeooo:paragraph-rsid="0011b17f" style:font-size-asian="11pt" style:font-weight-asian="bold" style:font-name-complex="Liberation Sans1" style:font-weight-complex="bold"/>
    </style:style>
    <style:style style:name="P19" style:family="paragraph" style:parent-style-name="Standard">
      <style:text-properties style:font-name="Liberation Sans1" fo:font-size="13pt" fo:font-weight="bold" officeooo:paragraph-rsid="0011b17f" style:font-size-asian="13pt" style:font-weight-asian="bold" style:font-name-complex="Liberation Sans1" style:font-size-complex="13pt" style:font-weight-complex="bold"/>
    </style:style>
    <style:style style:name="P20" style:family="paragraph" style:parent-style-name="Standard">
      <style:text-properties fo:font-size="13pt" fo:font-weight="bold" officeooo:paragraph-rsid="0011b17f" style:font-size-asian="13pt" style:font-weight-asian="bold" style:font-name-complex="Liberation Serif1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35442"/>
    </style:style>
    <style:style style:name="P22" style:family="paragraph" style:parent-style-name="Standard">
      <style:paragraph-properties fo:text-align="start" style:justify-single-word="false"/>
      <style:text-properties officeooo:paragraph-rsid="0018f175"/>
    </style:style>
    <style:style style:name="P23" style:family="paragraph" style:parent-style-name="Standard">
      <style:text-properties officeooo:paragraph-rsid="00135442"/>
    </style:style>
    <style:style style:name="P24" style:family="paragraph" style:parent-style-name="Standard">
      <style:text-properties officeooo:paragraph-rsid="001c7c94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ans1" fo:font-size="11pt" officeooo:paragraph-rsid="0011b17f" style:font-size-asian="11pt" style:font-name-complex="Liberation Sans1" style:font-size-complex="11pt"/>
    </style:style>
    <style:style style:name="T1" style:family="text">
      <style:text-properties fo:color="#000000" style:font-name="Liberation Sans1" fo:font-size="11pt" style:font-size-asian="11pt" style:font-name-complex="Liberation Sans1" style:font-size-complex="11pt"/>
    </style:style>
    <style:style style:name="T2" style:family="text">
      <style:text-properties fo:color="#000000" style:font-name="Liberation Sans1" fo:font-size="11pt" officeooo:rsid="00135442" style:font-size-asian="11pt" style:font-name-complex="Liberation Sans1" style:font-size-complex="11pt"/>
    </style:style>
    <style:style style:name="T3" style:family="text">
      <style:text-properties fo:color="#000000" style:font-name="Segoe UI" fo:font-size="11pt" officeooo:rsid="00135442" style:font-size-asian="11pt" style:font-name-complex="Liberation Sans1" style:font-size-complex="11pt"/>
    </style:style>
    <style:style style:name="T4" style:family="text">
      <style:text-properties style:font-name="Liberation Sans1" fo:font-size="11pt" fo:font-weight="normal" style:font-size-asian="11pt" style:font-weight-asian="normal" style:font-name-complex="Liberation Sans1" style:font-weight-complex="normal"/>
    </style:style>
    <style:style style:name="T5" style:family="text">
      <style:text-properties fo:color="#00599d" style:font-name="Liberation Sans1" fo:font-size="11pt" fo:font-weight="normal" officeooo:rsid="001e6d90" style:font-size-asian="11pt" style:font-weight-asian="normal" style:font-name-complex="Liberation Sans1" style:font-size-complex="11pt" style:font-weight-complex="normal"/>
    </style:style>
    <style:style style:name="T6" style:family="text">
      <style:text-properties fo:color="#00599d" fo:font-weight="normal" officeooo:rsid="001e6d90" style:font-weight-asian="normal" style:font-weight-complex="normal"/>
    </style:style>
    <style:style style:name="T7" style:family="text">
      <style:text-properties style:font-name="Segoe UI"/>
    </style:style>
    <style:style style:name="T8" style:family="text">
      <style:text-properties style:font-name="Segoe UI" officeooo:rsid="0013f95b"/>
    </style:style>
    <style:style style:name="T9" style:family="text">
      <style:text-properties style:font-name="Segoe UI" officeooo:rsid="00135442"/>
    </style:style>
    <style:style style:name="T10" style:family="text">
      <style:text-properties style:font-name="Segoe UI" officeooo:rsid="0014c589"/>
    </style:style>
    <style:style style:name="T11" style:family="text">
      <style:text-properties style:font-name="Segoe UI" officeooo:rsid="0017c8e2"/>
    </style:style>
    <style:style style:name="T12" style:family="text">
      <style:text-properties style:font-name="Segoe UI" officeooo:rsid="0018f175"/>
    </style:style>
    <style:style style:name="T13" style:family="text">
      <style:text-properties style:font-name="Segoe UI" officeooo:rsid="001be3ce"/>
    </style:style>
    <style:style style:name="T14" style:family="text">
      <style:text-properties style:font-name="Segoe UI" officeooo:rsid="001edfe0"/>
    </style:style>
    <style:style style:name="T15" style:family="text">
      <style:text-properties officeooo:rsid="0013f95b"/>
    </style:style>
    <style:style style:name="T16" style:family="text">
      <style:text-properties fo:color="#bd7cb5" style:font-name="Segoe UI" fo:font-size="11pt" style:text-underline-style="solid" style:text-underline-width="auto" style:text-underline-color="font-color" fo:font-weight="bold" officeooo:rsid="00135442" style:font-size-asian="11pt" style:font-weight-asian="bold" style:font-name-complex="Liberation Sans1" style:font-size-complex="11pt" style:font-weight-complex="bold"/>
    </style:style>
    <style:style style:name="T17" style:family="text">
      <style:text-properties fo:color="#bd7cb5" style:font-name="Segoe UI" fo:font-size="11pt" style:text-underline-style="solid" style:text-underline-width="auto" style:text-underline-color="font-color" fo:font-weight="bold" officeooo:rsid="001edfe0" style:font-size-asian="11pt" style:font-weight-asian="bold" style:font-name-complex="Liberation Sans1" style:font-size-complex="11pt" style:font-weight-complex="bold"/>
    </style:style>
    <style:style style:name="T18" style:family="text">
      <style:text-properties officeooo:rsid="0018f175"/>
    </style:style>
    <style:style style:name="T19" style:family="text">
      <style:text-properties officeooo:rsid="001fcf6c" loext:padding="0cm" loext:border="none"/>
    </style:style>
    <style:style style:name="T20" style:family="text">
      <style:text-properties fo:color="#f04e4d"/>
    </style:style>
    <style:style style:name="T21" style:family="text">
      <style:text-properties fo:color="#f04e4d" style:font-name="Segoe UI" fo:font-weight="bold" style:font-weight-asian="bold" style:font-weight-complex="bold"/>
    </style:style>
    <style:style style:name="T22" style:family="text">
      <style:text-properties fo:font-weight="normal" officeooo:rsid="001fcf6c" style:font-weight-asian="normal" style:font-weight-complex="normal" loext:padding="0cm" loext:border="none"/>
    </style:style>
    <style:style style:name="T23" style:family="text">
      <style:text-properties fo:font-weight="normal" officeooo:rsid="001be3ce" style:font-weight-asian="normal" style:font-weight-complex="normal" loext:padding="0cm" loext:border="none"/>
    </style:style>
    <style:style style:name="T24" style:family="text">
      <style:text-properties officeooo:rsid="001be3ce"/>
    </style:style>
    <style:style style:name="T25" style:family="text">
      <style:text-properties officeooo:rsid="001be3ce" loext:padding="0cm" loext:border="none"/>
    </style:style>
    <style:style style:name="T26" style:family="text">
      <style:text-properties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ahinja Gligovi<text:span text:style-name="T7">ć</text:span></text:p>
      <text:p text:style-name="P3">Hooloovoo</text:p>
      <text:p text:style-name="P4">Ljutice Bogdana 9 </text:p>
      <text:p text:style-name="P23"><text:span text:style-name="T2">11000 Beograd</text:span><text:span text:style-name="T1"> </text:span></text:p>
      <text:p text:style-name="P24"><text:span text:style-name="T4">E-mail: </text:span><text:span text:style-name="Internet_20_link"><text:span text:style-name="T5">strahinja.gligovic@gmail.com</text:span></text:span></text:p>
      <text:p text:style-name="P17">Mobilni: <text:span text:style-name="T24">(0</text:span><text:span text:style-name="T19">64</text:span><text:span text:style-name="T25">) </text:span><text:span text:style-name="T19">265 - 7627</text:span> <text:span text:style-name="T20">?????????</text:span></text:p>
      <text:p text:style-name="P16"/>
      <text:p text:style-name="P16"/>
      <text:p text:style-name="P16"/>
      <text:p text:style-name="P18"/>
      <text:p text:style-name="P19">Preporuka za Farkaš Ingrid</text:p>
      <text:p text:style-name="P20"/>
      <text:p text:style-name="P11"/>
      <text:p text:style-name="P11"/>
      <text:p text:style-name="P21"><text:span text:style-name="T3">ĆćČčŠšŽžĐđ</text:span><text:span text:style-name="T2"> </text:span><text:span text:style-name="T1">Ov</text:span><text:span text:style-name="T2">u preporuku pi</text:span><text:span text:style-name="T3">šem za Ingrid Farkaš, koja je konkurisala za posao </text:span><text:span text:style-name="T17">Programera</text:span><text:span text:style-name="T1">.</text:span></text:p>
      <text:p text:style-name="P1"/>
      <text:p text:style-name="P5">Ingrid sam predavao Bootstrap, HTML, CSS, JavaScript, jQuery, Node.js <text:span text:style-name="T15">i</text:span> Angular u okviru kursa Veb Programiranje. <text:span text:style-name="T15">Na osnovu Ingridinih zadataka i u</text:span><text:span text:style-name="T7">č</text:span><text:span text:style-name="T8">estvovanja na </text:span><text:span text:style-name="T7">č</text:span><text:span text:style-name="T8">asu, ocenio bih da je Ingridin uspeh na mom </text:span><text:span text:style-name="T7">č</text:span><text:span text:style-name="T8">asu izvanredan.</text:span></text:p>
      <text:p text:style-name="P12"/>
      <text:p text:style-name="P6"><text:span text:style-name="T7">Hteo bih da naglasim da je u</text:span><text:span text:style-name="T9">ž</text:span><text:span text:style-name="T7">ivala u u</text:span><text:span text:style-name="T9">č</text:span><text:span text:style-name="T7">enju i istra</text:span><text:span text:style-name="T9">ž</text:span><text:span text:style-name="T7">ivanju novog materijala i razvoju veb strana koji su studenti radili kod ku</text:span><text:span text:style-name="T9">ć</text:span><text:span text:style-name="T7">e i uvek se trudila </text:span><text:span text:style-name="T10">da re</text:span><text:span text:style-name="T9">š</text:span><text:span text:style-name="T10">i probleme koje nisam pokazao na </text:span><text:span text:style-name="T9">č</text:span><text:span text:style-name="T10">asu. Pored toga ona poseduje kombinaciju inteligencije, znanja i ljudskih osobina za uspeh. </text:span></text:p>
      <text:p text:style-name="P13"/>
      <text:p text:style-name="P7"><text:span text:style-name="T10">I</text:span><text:span text:style-name="T7">ngrid ima brojne prednosti koje mo</text:span><text:span text:style-name="T9">ž</text:span><text:span text:style-name="T7">e da ponudi kompaniji. Ona je vredna, motivisana, pozitivna, kreativna, ima dobar pristup </text:span><text:span text:style-name="T11">re</text:span><text:span text:style-name="T9">š</text:span><text:span text:style-name="T11">avanju problema, </text:span><text:span text:style-name="T9">ž</text:span><text:span text:style-name="T11">eli da nau</text:span><text:span text:style-name="T9">č</text:span><text:span text:style-name="T11">i nove tehnologije …</text:span></text:p>
      <text:p text:style-name="P14"/>
      <text:p text:style-name="P8"><text:span text:style-name="T7">Ve</text:span><text:span text:style-name="T9">ž</text:span><text:span text:style-name="T7">be na </text:span><text:span text:style-name="T9">č</text:span><text:span text:style-name="T7">asu je radila samostalno, a istovremeno je bila spremna da pomogne drugim studentima u grupi – rekao bih da je veoma dobar deo tima koji uvek </text:span><text:span text:style-name="T9">ž</text:span><text:span text:style-name="T7">eli da nau</text:span><text:span text:style-name="T9">č</text:span><text:span text:style-name="T7">i ne</text:span><text:span text:style-name="T9">š</text:span><text:span text:style-name="T7">to novo i da ima veoma pozitivan i optimisti</text:span><text:span text:style-name="T9">č</text:span><text:span text:style-name="T7">ki stav.</text:span></text:p>
      <text:p text:style-name="P14"/>
      <text:p text:style-name="P8"><text:span text:style-name="T7">Ingrid je pokazala odli</text:span><text:span text:style-name="T9">č</text:span><text:span text:style-name="T7">ne rezultate u studiranju, zatim </text:span><text:span text:style-name="T9">ž</text:span><text:span text:style-name="T7">elju za stru</text:span><text:span text:style-name="T9">č</text:span><text:span text:style-name="T7">nim usavr</text:span><text:span text:style-name="T9">š</text:span><text:span text:style-name="T7">avanjem, te bi njenim prijemom Va</text:span><text:span text:style-name="T9">š</text:span><text:span text:style-name="T7">a kompanija dobila izvanrednog programera.</text:span></text:p>
      <text:p text:style-name="P14"/>
      <text:p text:style-name="P9"><text:span text:style-name="T7">Na kraju, toplo bih preporu</text:span><text:span text:style-name="T9">č</text:span><text:span text:style-name="T12">io Ingrid Farka</text:span><text:span text:style-name="T9">š</text:span><text:span text:style-name="T12"> za posao </text:span><text:span text:style-name="T14">Programera</text:span><text:span text:style-name="T12">. Na osnovu rada i zalaganja na mom kursu siguran sam da </text:span><text:span text:style-name="T9">ć</text:span><text:span text:style-name="T12">e Ingrid biti pozitivan i uspe</text:span><text:span text:style-name="T9">š</text:span><text:span text:style-name="T12">an dodatak Va</text:span><text:span text:style-name="T9">š</text:span><text:span text:style-name="T12">oj kompaniji.</text:span></text:p>
      <text:p text:style-name="P15"/>
      <text:p text:style-name="P10"><text:span text:style-name="T7">Ako su Vam potrebne dodatne informacije, slobodne me nazovte ( telefon: </text:span><text:span text:style-name="T13">(0</text:span><text:span text:style-name="T22">64</text:span><text:span text:style-name="T23">) <text:s/></text:span><text:span text:style-name="T22">265 - 7627</text:span><text:span text:style-name="T7"> </text:span><text:span text:style-name="T21">?????????</text:span><text:span text:style-name="T7"> ) ili mi po</text:span><text:span text:style-name="T9">š</text:span><text:span text:style-name="T7">aljite email ( email: </text:span><text:span text:style-name="Internet_20_link"><text:span text:style-name="T6">strahinja.gligovic@gmail.com</text:span></text:span><text:span text:style-name="T7"> ).</text:span></text:p>
      <text:p text:style-name="P22"/>
      <text:p text:style-name="P1"/>
      <text:p text:style-name="P2">S poštovanjem,</text:p>
      <text:p text:style-name="P2"/>
      <text:p text:style-name="P2"><text:span text:style-name="T26"/></text:p>
      <text:p text:style-name="P2"/>
      <text:p text:style-name="P2"/>
      <text:p text:style-name="P2"><text:span text:style-name="T18">Strahinja Gligo</text:span>vić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04:02:26.396000000</meta:creation-date>
    <dc:date>2022-02-03T15:21:04.886000000</dc:date>
    <meta:editing-duration>PT49M56S</meta:editing-duration>
    <meta:editing-cycles>10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7" meta:word-count="260" meta:character-count="1682" meta:non-whitespace-character-count="1434"/>
  </office:meta>
</office:document-meta>
</file>